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is projektu:</text:p>
      <text:p text:style-name="P1"><text:tab/>Aplikacja utworzona w toku projektu ma pozwolić na określanie pozycji geograficznej użytkownika, a następnie za pośrednictwem rozszerzonej rzeczywistości, na ekranie jego urządzenia wyświetlać obraz pobierany z wbudowanej kamery, na który nałoży umieszczone uprzednio informacje w formie przestrzennie rozlokowanych notek, których widoczność może być regulowana pomiędzy grupami użytkowników. Edycja ich, jak i tworzenie nowych również są dostępnymi funkcjonalnościami wraz podglądem mapy pod kątem rozmieszczenia „notatek”.</text:p>
      <text:p text:style-name="P1"/>
      <text:p text:style-name="P1">• Adresowany problem</text:p>
      <text:p text:style-name="P1"><text:tab/>Często spotkać się można z sytuacją, gdy konieczne jest przekazanie pojedynczych, małych informacji względem jakiegoś miejsca, a zbyt łatwo ulatują one z pamięci, podczas gdy jednocześnie brak ku temu wygodnego narzędzia. Tworzona aplikacja ma adresować tą potrzebę. Pozwoli ona umieszczać małe porcje informacji, które tak łatwo w potoku innych zatracić, bądź ciężko zapamiętać względem jednego miejsca. Przykładową sytuacją byłoby tu rozmieszczenie w pracowniach komputerowych notatek z informacjami o pożądanych konfiguracjach / usterkach stacji roboczych, dla admina przychodzącego tam – co znacząco ułatwi mu zadanie w porównaniu z przeglądaniem zapisanej gdzieś listy, czy e-maila. • Rynek i obszary zastosowania Aplikacja ma za zadanie swoimi funkcjonalnościami służyć zarówno organizacji o sprecyzowanej strukturze, jak i może przystosować się do powszechnego użytku przez osoby prywatne. Potencjał pozostawiania notatek, uwag, wiadomości i informacji z pomocą tej aplikacji jest bardzo szeroki.</text:p>
      <text:p text:style-name="P1">Dla firmy zastosowanie znajdzie w pozostawianiu chociażby adnotacji na stanowiskach o ich stanie, czy zadaniach do wykonania, a nawet klientach oczekujących na usługę, a także ostrzeżenia o obszarach/miejscach wydzielonych dla pracowników o innych kompetencjach, bądź roli. Dla osób prywatnych, patrząc pod kątem grup społecznych – da możliwość pozostawienia informacji widocznych dla wybranych osób, jak chociażby opinie na temat różnych miejsc i lokali, czy w bardziej facebookowym stylu – informacji o odwiedzeniu lokacji, a może i w przypadku niektórych użytkowników przekazywanie ogłoszeń o wydarzeniach (zarówno przyjemnych jak koncerty, jak i negatywnych pokroju wypadku utrudniającego przejazd).</text:p>
      <text:p text:style-name="P1"/>
      <text:p text:style-name="P1"><text:s/>1.2. Kontekst systemu</text:p>
      <text:p text:style-name="P1"><text:tab/>Użytkownikami systemu będą osoby prywatne, chcące dzielić się swoimi opiniami na forum publicznym, lub w ramach utworzonych przez siebie grup, do których mogą dodawać znajomych. Produkt będzie współpracował z portalami społecznościowymi (np. facebook), co pozwoli na udostępnianie swoich notatek oraz rozwijanie sieci użytkowników. Docelowo, oprócz zasięgania opinii na temat odwiedzanych miejsc, aplikacja będzie mogła zostać wykorzystana jako wirtualny przewodnik po miastach.</text:p>
      <text:p text:style-name="P1"/>
      <text:p text:style-name="P1"><text:s/>2. Scenariusz użycia systemu</text:p>
      <text:p text:style-name="P1"><text:tab/>Joanna po raz pierwszy przyjechała do Gdańska, w celu złożenia dokumentów na studia. Gdy już się tym zajęła, postanowiła poszukać miejsca gdzie mogła by coś zjeść. Kilka dni wcześniej dostała od koleżanki, Katarzyny aplikację o nazwie „SkyNote” przeznaczoną na Windows Phone'a. Szybko zarejestrowała się podając login, hasło oraz adres email. Następnie w wyszukiwarce znalazła Katarzynę, którą dodała do swoich znajomych. Idąc wzdłuż ulicy Grunwaldzkiej włączyła aplikację i nakierowała kamerę na drogę przed sobą. Patrząc na obraz uchwycony kamerą telefonu zauważyła na restauracji, po przeciwnej <text:soft-page-break/>stronie ulicy, prostokątny obiekt dodany przez aplikację, będący notatką z tematem: „Świetne naleśniki”. Zobaczyła, że jej autorem jest jej przyjaciółka Katarzyna. Kliknęła w notatkę, co pozwoliło zobaczyć opis o treści: „Często po zajęciach chodzę tu na przepyszne naleśniki z bananami. Polecam.”. Skończywszy czytać ten opis, Joanna powoli obracała się wokół wraz z kamerą telefonu, uważnie wypatrując notatek wyświetlanych na różnych budynkach. Zauważyła kolejną na restauracji za przejściem dla pieszych. Otworzyła ją, żeby zobaczyć komentarze, z których jeden napisała Katarzyna: „masakrycznie drogie jedzenie :(”. Joanna udała się do pierwszej z tych dwóch restauracji. Po skończonym posiłku ponownie zalogowała się do SkyNota, aby wyrazić swoje zachwycenie naleśnikarnią, poprzez dodanie komentarza do wcześniejszej notatki. Joanna miała jeszcze dużo czasu do pociągu powrotnego, postanowiła zwiedzić Gdańsk. Przechadzając się ulicami zainteresowały ją niezwykłe kościoły i katedry. W tym momencie pomyślała o Szymonie i Dawidzie, jej kolegach z liceum, którzy także planują studiować w Gdańsku oraz są entuzjastami podobnych perełek architektury. Postanowiła utworzyć w SkyNocie grupę: „Gdańsk – ciekawe zabytki architektury”. Znalazła za pośrednictwem wyszukiwarki Szymona i Dawida, a następnie wysłała im zaproszenia do grupy. Znajdując się w Bazylice Św. Mikołaja utworzyła notatkę, nadając jej temat: „malowniczy kościół gotycki” oraz treść: „super zabytki, zwłaszcza ołtarz”, po czym przypisała jej typ: „zabytkowy budynek” z kategorii: „budowle” oraz udostępniła w utworzonej przez siebie grupie. Kontynuując zwiedzanie Gdańska, Joanna zauważyła kilka rozstawianych stoisk, przygotowywanych do Jarmarku Świętego Dominika. Utworzyła notatkę nadając jej temat: „Jarmark świętego Dominika 2015”, typ: „jarmark” z kategorii: „wydarzenia” oraz opis: „przygotowania wyglądają obiecująco!”. Zrobiła także zdjęcie, dodała je do notatki i umieściła ją w swoim profilu, aby każdy jej znajomy mógł ją widzieć. Następnie musiała już udać się w kierunku dworca PKP, aby zdążyć na swój pociąg. W czasie jazdy przejrzała utworzone przez siebie dzisiaj notatki najpierw formie listy posortowanej wg daty, a później w formie mapy z zaznaczonymi punktami. Zauważyła, że do notatki o jarmarku Katarzyna dodała komentarz: „w tym roku będzie można dostać dużo komiksów Rosińskiego”. Następnie weszła na stronę główną i zobaczyła nową notatkę utworzoną przez Szymona, który od dwóch dni podróżował po Włoszech. Zachwycał się tamtejszymi pizzeriami. W przeciągu tych dwóch dni pozostawił 3 notatki wyrażając jego opinię o odwiedzonych pizzeriach. Dzięki aplikacji SkyNote Joanna, będąc w nieznanej sobie miejscowości, łatwo znalazła sprawdzone miejsce gdzie mogła dobrze zjeść oraz zwiedzać nowe miejsca, czy będąc świadkiem różnych wydarzeń miała możliwość polecić je inny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zymon Ziewiec</meta:initial-creator>
    <meta:creation-date>2015-12-12T22:19:27.45</meta:creation-date>
    <dc:date>2015-12-12T22:24:22.59</dc:date>
    <dc:creator>Szymon Ziewiec</dc:creator>
    <meta:editing-duration>PT4M55S</meta:editing-duration>
    <meta:editing-cycles>2</meta:editing-cycles>
    <meta:generator>OpenOffice/4.1.1$Win32 OpenOffice.org_project/411m6$Build-9775</meta:generator>
    <meta:document-statistic meta:table-count="0" meta:image-count="0" meta:object-count="0" meta:page-count="2" meta:paragraph-count="9" meta:word-count="841" meta:character-count="6262"/>
  </office:meta>
</office:document-meta>
</file>